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11fc8d"/>
    </style:style>
    <style:style style:name="P2" style:family="paragraph" style:parent-style-name="Text_20_body">
      <style:text-properties officeooo:paragraph-rsid="0011fc8d"/>
    </style:style>
    <style:style style:name="P3" style:family="paragraph" style:parent-style-name="Text_20_body" style:list-style-name="L2">
      <style:text-properties officeooo:rsid="0013e571" officeooo:paragraph-rsid="0013e571"/>
    </style:style>
    <style:style style:name="T1" style:family="text">
      <style:text-properties officeooo:rsid="0011fc8d"/>
    </style:style>
    <style:style style:name="T2" style:family="text">
      <style:text-properties officeooo:rsid="0013e5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derstanding what teachers want</text:h>
      <text:p text:style-name="Text_20_body">Making a good teaching material takes more than just having a good idea. Even if you managed to hold an amazing, groundbreaking lesson yourself, it’s not certain that another teacher could simply take up the same lesson plan and execute it equally well. Sharing a teaching material means to communicate to another teacher the parts of your teaching process that made it successful. <text:span text:style-name="T1">The key to this is understanding the other teacher’s needs, and how they differ from your own.</text:span></text:p>
      <text:h text:style-name="P1" text:outline-level="2"><text:span text:style-name="T1">What makes teachers unique</text:span></text:h>
      <text:p text:style-name="P2">// <text:span text:style-name="T2">Add longer descriptions for each one.</text:span></text:p>
      <text:list xml:id="list1052915425" text:style-name="L2">
        <text:list-item>
          <text:p text:style-name="P3">Lesson format and length.</text:p>
        </text:list-item>
        <text:list-item>
          <text:p text:style-name="P3">What kind of teaching the teacher’s students are used to, and what they enjoy.</text:p>
        </text:list-item>
        <text:list-item>
          <text:p text:style-name="P3">Knowledge and background.</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21:04:11.898000000</meta:creation-date>
    <dc:date>2018-05-30T04:30:37.116000000</dc:date>
    <meta:editing-duration>PT2H5M38S</meta:editing-duration>
    <meta:editing-cycles>2</meta:editing-cycles>
    <meta:generator>LibreOffice/6.0.4.2$Windows_X86_64 LibreOffice_project/9b0d9b32d5dcda91d2f1a96dc04c645c450872bf</meta:generator>
    <meta:document-statistic meta:table-count="0" meta:image-count="0" meta:object-count="0" meta:page-count="1" meta:paragraph-count="7" meta:word-count="119" meta:character-count="705" meta:non-whitespace-character-count="596"/>
  </office:meta>
</office:document-meta>
</file>